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Ubuntu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Droid Sans Fallback" fo:font-size="11pt" style:font-size-asian="11pt" style:font-size-complex="11pt"/>
    </style:style>
    <style:style style:name="T1" style:family="text">
      <style:text-properties fo:font-variant="normal" fo:text-transform="none" fo:color="#000000" style:font-name="Droid Sans Fallback" fo:font-size="11pt" fo:letter-spacing="normal" fo:font-style="normal" fo:font-weight="bold" fo:background-color="#ffffff" loext:char-shading-value="0" style:font-size-asian="11pt" style:font-weight-asian="bold" style:font-size-complex="11pt" style:font-weight-complex="bold"/>
    </style:style>
    <style:style style:name="T2" style:family="text">
      <style:text-properties fo:font-variant="normal" fo:text-transform="none" fo:color="#000000" style:font-name="Droid Sans Fallback" fo:font-size="11pt" fo:letter-spacing="normal" fo:font-style="normal" fo:font-weight="bold" officeooo:rsid="0013be83" fo:background-color="#ffffff" loext:char-shading-value="0" style:font-size-asian="11pt" style:font-weight-asian="bold" style:font-size-complex="11pt" style:font-weight-complex="bold"/>
    </style:style>
    <style:style style:name="T3" style:family="text">
      <style:text-properties fo:font-variant="normal" fo:text-transform="none" fo:color="#000000" style:font-name="Droid Sans Fallback" fo:font-size="11pt" fo:letter-spacing="normal" fo:font-style="normal" fo:font-weight="bold" officeooo:rsid="002855ba" fo:background-color="#ffffff" loext:char-shading-value="0" style:font-size-asian="11pt" style:font-weight-asian="bold" style:font-size-complex="11pt" style:font-weight-complex="bold"/>
    </style:style>
    <style:style style:name="T4" style:family="text">
      <style:text-properties fo:font-variant="normal" fo:text-transform="none" fo:color="#000000" style:font-name="Droid Sans Fallback" fo:font-size="11pt" fo:letter-spacing="normal" fo:font-style="normal" fo:font-weight="normal" fo:background-color="#ffffff" loext:char-shading-value="0" style:font-size-asian="11pt" style:font-size-complex="11pt"/>
    </style:style>
    <style:style style:name="T5" style:family="text">
      <style:text-properties fo:font-variant="normal" fo:text-transform="none" fo:color="#000000" style:font-name="Droid Sans Fallback" fo:font-size="11pt" fo:letter-spacing="normal" fo:font-style="normal" fo:font-weight="normal" officeooo:rsid="0015dcc9" fo:background-color="#ffffff" loext:char-shading-value="0" style:font-size-asian="11pt" style:font-size-complex="11pt"/>
    </style:style>
    <style:style style:name="T6" style:family="text">
      <style:text-properties fo:font-variant="normal" fo:text-transform="none" fo:color="#000000" style:font-name="Droid Sans Fallback" fo:font-size="11pt" fo:letter-spacing="normal" fo:font-style="normal" fo:font-weight="normal" officeooo:rsid="0040b484" fo:background-color="#ffffff" loext:char-shading-value="0" style:font-size-asian="11pt" style:font-size-complex="11pt"/>
    </style:style>
    <style:style style:name="T7" style:family="text">
      <style:text-properties fo:font-variant="normal" fo:text-transform="none" fo:color="#000000" style:font-name="Droid Sans Fallback" fo:font-size="11pt" fo:letter-spacing="normal" fo:font-style="normal" fo:font-weight="normal" officeooo:rsid="004140ba" fo:background-color="#ffffff" loext:char-shading-value="0" style:font-size-asian="11pt" style:font-size-complex="11pt"/>
    </style:style>
    <style:style style:name="T8" style:family="text">
      <style:text-properties fo:font-variant="normal" fo:text-transform="none" fo:color="#000000" style:font-name="Droid Sans Fallback" fo:font-size="11pt" fo:letter-spacing="normal" fo:font-style="normal" fo:font-weight="normal" officeooo:rsid="001af589" fo:background-color="#ffffff" loext:char-shading-value="0" style:font-size-asian="11pt" style:font-size-complex="11pt"/>
    </style:style>
    <style:style style:name="T9" style:family="text">
      <style:text-properties fo:font-variant="normal" fo:text-transform="none" fo:color="#000000" style:font-name="Droid Sans Fallback" fo:font-size="11pt" fo:letter-spacing="normal" fo:font-style="normal" fo:font-weight="normal" officeooo:rsid="001bc9c2" fo:background-color="#ffffff" loext:char-shading-value="0" style:font-size-asian="11pt" style:font-size-complex="11pt"/>
    </style:style>
    <style:style style:name="T10" style:family="text">
      <style:text-properties fo:font-variant="normal" fo:text-transform="none" fo:color="#000000" style:font-name="Droid Sans Fallback" fo:font-size="11pt" fo:letter-spacing="normal" fo:font-style="normal" fo:font-weight="normal" officeooo:rsid="0020d55e" fo:background-color="#ffffff" loext:char-shading-value="0" style:font-size-asian="11pt" style:font-size-complex="11pt"/>
    </style:style>
    <style:style style:name="T11" style:family="text">
      <style:text-properties fo:font-variant="normal" fo:text-transform="none" fo:color="#000000" style:font-name="Droid Sans Fallback" fo:font-size="11pt" fo:letter-spacing="normal" fo:font-style="normal" fo:font-weight="normal" officeooo:rsid="0022294f" fo:background-color="#ffffff" loext:char-shading-value="0" style:font-size-asian="11pt" style:font-size-complex="11pt"/>
    </style:style>
    <style:style style:name="T12" style:family="text">
      <style:text-properties fo:font-variant="normal" fo:text-transform="none" fo:color="#000000" style:font-name="Droid Sans Fallback" fo:font-size="11pt" fo:letter-spacing="normal" fo:font-style="normal" fo:font-weight="normal" officeooo:rsid="004049ab" fo:background-color="#ffffff" loext:char-shading-value="0" style:font-size-asian="11pt" style:font-size-complex="11pt"/>
    </style:style>
    <style:style style:name="T13" style:family="text">
      <style:text-properties fo:font-variant="normal" fo:text-transform="none" fo:color="#000000" style:font-name="Droid Sans Fallback" fo:font-size="11pt" fo:letter-spacing="normal" fo:font-style="normal" fo:font-weight="normal" officeooo:rsid="00235146" fo:background-color="#ffffff" loext:char-shading-value="0" style:font-size-asian="11pt" style:font-size-complex="11pt"/>
    </style:style>
    <style:style style:name="T14" style:family="text">
      <style:text-properties fo:font-variant="normal" fo:text-transform="none" fo:color="#000000" style:font-name="Droid Sans Fallback" fo:font-size="11pt" fo:letter-spacing="normal" fo:font-style="normal" fo:font-weight="normal" officeooo:rsid="0024ad87" fo:background-color="#ffffff" loext:char-shading-value="0" style:font-size-asian="11pt" style:font-size-complex="11pt"/>
    </style:style>
    <style:style style:name="T15" style:family="text">
      <style:text-properties fo:font-variant="normal" fo:text-transform="none" fo:color="#000000" style:font-name="Droid Sans Fallback" fo:font-size="11pt" fo:letter-spacing="normal" fo:font-style="normal" fo:font-weight="normal" officeooo:rsid="002fd3d7" fo:background-color="#ffffff" loext:char-shading-value="0" style:font-size-asian="11pt" style:font-size-complex="11pt"/>
    </style:style>
    <style:style style:name="T16" style:family="text">
      <style:text-properties fo:font-variant="normal" fo:text-transform="none" fo:color="#000000" style:font-name="Droid Sans Fallback" fo:font-size="11pt" fo:letter-spacing="normal" fo:font-style="normal" fo:font-weight="normal" officeooo:rsid="00318784" fo:background-color="#ffffff" loext:char-shading-value="0" style:font-size-asian="11pt" style:font-size-complex="11pt"/>
    </style:style>
    <style:style style:name="T17" style:family="text">
      <style:text-properties fo:font-variant="normal" fo:text-transform="none" fo:color="#000000" style:font-name="Droid Sans Fallback" fo:font-size="11pt" fo:letter-spacing="normal" fo:font-style="normal" fo:font-weight="normal" officeooo:rsid="00331529" fo:background-color="#ffffff" loext:char-shading-value="0" style:font-size-asian="11pt" style:font-size-complex="11pt"/>
    </style:style>
    <style:style style:name="T18" style:family="text">
      <style:text-properties fo:font-variant="normal" fo:text-transform="none" fo:color="#000000" style:font-name="Droid Sans Fallback" fo:font-size="11pt" fo:letter-spacing="normal" fo:font-style="normal" fo:font-weight="normal" officeooo:rsid="0029cd91" fo:background-color="#ffffff" loext:char-shading-value="0" style:font-size-asian="11pt" style:font-size-complex="11pt"/>
    </style:style>
    <style:style style:name="T19" style:family="text">
      <style:text-properties fo:font-variant="normal" fo:text-transform="none" fo:color="#000000" style:font-name="Droid Sans Fallback" fo:font-size="11pt" fo:letter-spacing="normal" fo:font-style="normal" fo:font-weight="normal" officeooo:rsid="003a8402" fo:background-color="#ffffff" loext:char-shading-value="0" style:font-size-asian="11pt" style:font-size-complex="11pt"/>
    </style:style>
    <style:style style:name="T20" style:family="text">
      <style:text-properties fo:font-variant="normal" fo:text-transform="none" fo:color="#000000" style:font-name="Droid Sans Fallback" fo:font-size="11pt" fo:letter-spacing="normal" fo:font-style="normal" fo:font-weight="normal" officeooo:rsid="0027db92" fo:background-color="#ffffff" loext:char-shading-value="0" style:font-size-asian="11pt" style:font-size-complex="11pt"/>
    </style:style>
    <style:style style:name="T21" style:family="text">
      <style:text-properties fo:font-variant="normal" fo:text-transform="none" fo:color="#000000" style:font-name="Droid Sans Fallback" fo:font-size="11pt" fo:letter-spacing="normal" fo:font-style="normal" fo:font-weight="normal" officeooo:rsid="00416299" fo:background-color="#ffffff" loext:char-shading-value="0" style:font-size-asian="11pt" style:font-size-complex="11pt"/>
    </style:style>
    <style:style style:name="T22" style:family="text">
      <style:text-properties fo:font-variant="normal" fo:text-transform="none" fo:color="#000000" style:font-name="Droid Sans Fallback" fo:font-size="11pt" fo:letter-spacing="normal" fo:font-style="normal" fo:font-weight="normal" officeooo:rsid="004347d4" fo:background-color="#ffffff" loext:char-shading-value="0" style:font-size-asian="11pt" style:font-size-complex="11pt"/>
    </style:style>
    <style:style style:name="T23" style:family="text">
      <style:text-properties fo:font-variant="normal" fo:text-transform="none" fo:color="#000000" style:font-name="Droid Sans Fallback" fo:font-size="11pt" fo:letter-spacing="normal" fo:font-style="normal" fo:font-weight="normal" officeooo:rsid="004715cb" fo:background-color="#ffffff" loext:char-shading-value="0" style:font-size-asian="11pt" style:font-size-complex="11pt"/>
    </style:style>
    <style:style style:name="T24" style:family="text">
      <style:text-properties fo:font-variant="normal" fo:text-transform="none" fo:color="#000000" style:font-name="Droid Sans Fallback" fo:font-size="11pt" fo:letter-spacing="normal" fo:font-style="normal" fo:font-weight="normal" officeooo:rsid="004b578f" fo:background-color="#ffffff" loext:char-shading-value="0" style:font-size-asian="11pt" style:font-size-complex="11pt"/>
    </style:style>
    <style:style style:name="T25" style:family="text">
      <style:text-properties fo:font-variant="normal" fo:text-transform="none" fo:color="#000000" style:font-name="Droid Sans Fallback" fo:font-size="11pt" fo:letter-spacing="normal" fo:font-style="normal" fo:font-weight="normal" officeooo:rsid="004bde34" fo:background-color="#ffffff" loext:char-shading-value="0" style:font-size-asian="11pt" style:font-size-complex="11pt"/>
    </style:style>
    <style:style style:name="T26" style:family="text">
      <style:text-properties fo:font-variant="normal" fo:text-transform="none" fo:color="#000000" style:font-name="Droid Sans Fallback" fo:font-size="11pt" fo:letter-spacing="normal" fo:font-style="normal" fo:font-weight="normal" officeooo:rsid="001bc9c2" fo:background-color="#ffffff" loext:char-shading-value="0" style:font-size-asian="11pt" style:font-style-asian="normal" style:font-size-complex="11pt" style:font-style-complex="normal"/>
    </style:style>
    <style:style style:name="T27" style:family="text">
      <style:text-properties fo:font-variant="normal" fo:text-transform="none" fo:color="#000000" style:font-name="Droid Sans Fallback" fo:font-size="11pt" fo:letter-spacing="normal" fo:font-style="normal" fo:font-weight="normal" officeooo:rsid="001d3127" fo:background-color="#ffffff" loext:char-shading-value="0" style:font-size-asian="11pt" style:font-style-asian="normal" style:font-size-complex="11pt" style:font-style-complex="normal"/>
    </style:style>
    <style:style style:name="T28" style:family="text">
      <style:text-properties fo:font-variant="normal" fo:text-transform="none" fo:color="#000000" style:font-name="Droid Sans Fallback" fo:font-size="11pt" fo:letter-spacing="normal" fo:font-style="normal" fo:font-weight="normal" officeooo:rsid="004347d4" fo:background-color="#ffffff" loext:char-shading-value="0" style:font-size-asian="11pt" style:font-style-asian="normal" style:font-size-complex="11pt" style:font-style-complex="normal"/>
    </style:style>
    <style:style style:name="T29" style:family="text">
      <style:text-properties fo:font-variant="normal" fo:text-transform="none" fo:color="#000000" style:font-name="Droid Sans Fallback" fo:font-size="11pt" fo:letter-spacing="normal" fo:font-style="normal" style:text-underline-style="none" fo:font-weight="bold" fo:background-color="#ffffff" loext:char-shading-value="0" style:font-size-asian="11pt" style:font-weight-asian="bold" style:font-size-complex="11pt" style:font-weight-complex="bold"/>
    </style:style>
    <style:style style:name="T30" style:family="text">
      <style:text-properties fo:font-variant="normal" fo:text-transform="none" fo:color="#000000" style:font-name="Droid Sans Fallback" fo:font-size="11pt" fo:letter-spacing="normal" fo:font-style="normal" style:text-underline-style="none" fo:font-weight="bold" officeooo:rsid="0013be83" fo:background-color="#ffffff" loext:char-shading-value="0" style:font-size-asian="11pt" style:font-weight-asian="bold" style:font-size-complex="11pt" style:font-weight-complex="bold"/>
    </style:style>
    <style:style style:name="T31" style:family="text">
      <style:text-properties fo:font-variant="normal" fo:text-transform="none" fo:color="#000000" style:font-name="Droid Sans Fallback" fo:font-size="11pt" fo:letter-spacing="normal" fo:font-style="normal" style:text-underline-style="none" fo:font-weight="bold" officeooo:rsid="0015dcc9" fo:background-color="#ffffff" loext:char-shading-value="0" style:font-size-asian="11pt" style:font-weight-asian="bold" style:font-size-complex="11pt" style:font-weight-complex="bold"/>
    </style:style>
    <style:style style:name="T32" style:family="text">
      <style:text-properties fo:font-variant="normal" fo:text-transform="none" fo:color="#000000" style:font-name="Droid Sans Fallback" fo:font-size="11pt" fo:letter-spacing="normal" fo:font-style="normal" style:text-underline-style="none" fo:font-weight="normal" officeooo:rsid="0015dcc9" fo:background-color="#ffffff" loext:char-shading-value="0" style:font-size-asian="11pt" style:font-weight-asian="bold" style:font-size-complex="11pt" style:font-weight-complex="bold"/>
    </style:style>
    <style:style style:name="T33" style:family="text">
      <style:text-properties fo:font-variant="normal" fo:text-transform="none" fo:color="#000000" style:font-name="Droid Sans Fallback" fo:font-size="11pt" fo:letter-spacing="normal" fo:font-style="normal" style:text-underline-style="none" fo:font-weight="normal" officeooo:rsid="00197241" fo:background-color="#ffffff" loext:char-shading-value="0" style:font-size-asian="11pt" style:font-weight-asian="bold" style:font-size-complex="11pt" style:font-weight-complex="bold"/>
    </style:style>
    <style:style style:name="T34" style:family="text">
      <style:text-properties fo:font-variant="normal" fo:text-transform="none" fo:color="#000000" style:font-name="Droid Sans Fallback" fo:font-size="11pt" fo:letter-spacing="normal" fo:font-style="normal" style:text-underline-style="none" fo:font-weight="normal" officeooo:rsid="001ae479" fo:background-color="#ffffff" loext:char-shading-value="0" style:font-size-asian="11pt" style:font-weight-asian="bold" style:font-size-complex="11pt" style:font-weight-complex="bold"/>
    </style:style>
    <style:style style:name="T35" style:family="text">
      <style:text-properties fo:font-variant="normal" fo:text-transform="none" fo:color="#000000" style:font-name="Droid Sans Fallback" fo:font-size="11pt" fo:letter-spacing="normal" fo:font-style="normal" style:text-underline-style="solid" style:text-underline-width="auto" style:text-underline-color="font-color" fo:font-weight="normal" officeooo:rsid="0022294f" fo:background-color="#ffffff" loext:char-shading-value="0" style:font-size-asian="11pt" style:font-size-complex="11pt"/>
    </style:style>
    <style:style style:name="T36" style:family="text">
      <style:text-properties fo:font-variant="normal" fo:text-transform="none" fo:color="#000000" style:font-name="Droid Sans Fallback" fo:font-size="11pt" fo:letter-spacing="normal" fo:font-style="italic" fo:font-weight="normal" officeooo:rsid="001bc9c2" fo:background-color="#ffffff" loext:char-shading-value="0" style:font-size-asian="11pt" style:font-style-asian="italic" style:font-size-complex="11pt" style:font-style-complex="italic"/>
    </style:style>
    <style:style style:name="T37" style:family="text">
      <style:text-properties fo:font-weight="bold" style:font-weight-asian="bold" style:font-weight-complex="bold"/>
    </style:style>
    <style:style style:name="T38" style:family="text">
      <style:text-properties officeooo:rsid="00197241"/>
    </style:style>
    <style:style style:name="T39" style:family="text">
      <style:text-properties officeooo:rsid="00331529"/>
    </style:style>
    <style:style style:name="T40" style:family="text">
      <style:text-properties style:font-name="Droid Sans Fallback" fo:font-size="11pt" style:font-size-asian="11pt" style:font-size-complex="11pt"/>
    </style:style>
    <style:style style:name="T41" style:family="text">
      <style:text-properties style:font-name="Droid Sans Fallback" fo:font-size="11pt" officeooo:rsid="003a8402" style:font-size-asian="11pt" style:font-size-complex="11pt"/>
    </style:style>
    <style:style style:name="T42" style:family="text">
      <style:text-properties style:font-name="Droid Sans Fallback" fo:font-size="11pt" officeooo:rsid="0046e711" style:font-size-asian="11pt" style:font-size-complex="11pt"/>
    </style:style>
    <style:style style:name="T43" style:family="text">
      <style:text-properties style:font-name="Droid Sans Fallback" fo:font-size="11pt" officeooo:rsid="004b578f" style:font-size-asian="11pt" style:font-size-complex="11pt"/>
    </style:style>
    <style:style style:name="T44" style:family="text">
      <style:text-properties style:font-name="Droid Sans Fallback" fo:font-size="11pt" officeooo:rsid="004bde34" style:font-size-asian="11pt" style:font-size-complex="11pt"/>
    </style:style>
    <style:style style:name="T45" style:family="text">
      <style:text-properties style:font-name="Droid Sans Fallback" fo:font-size="11pt" fo:font-weight="bold" style:font-size-asian="11pt" style:font-weight-asian="bold" style:font-size-complex="11pt" style:font-weight-complex="bold"/>
    </style:style>
    <style:style style:name="T46" style:family="text">
      <style:text-properties style:font-name="Droid Sans Fallback" fo:font-size="11pt" fo:font-style="italic" officeooo:rsid="004b578f" style:font-size-asian="11pt" style:font-style-asian="italic" style:font-size-complex="11pt" style:font-style-complex="italic"/>
    </style:style>
    <style:style style:name="T47" style:family="text">
      <style:text-properties style:font-name="Droid Sans Fallback" fo:font-size="11pt" fo:font-style="normal" officeooo:rsid="004b578f" style:font-size-asian="11pt" style:font-style-asian="normal" style:font-size-complex="11pt" style:font-style-complex="normal"/>
    </style:style>
    <style:style style:name="T48" style:family="text">
      <style:text-properties officeooo:rsid="004bb337"/>
    </style:style>
    <style:style style:name="T49" style:family="text">
      <style:text-properties officeooo:rsid="004bde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ource_20_Text"><text:span text:style-name="T1">LINK:</text:span></text:span><text:span text:style-name="Source_20_Text"><text:span text:style-name="T4"> </text:span></text:span><text:a xlink:type="simple" xlink:href="https://github.com/wald3r/cybersecurity_project" text:style-name="Internet_20_link" text:visited-style-name="Visited_20_Internet_20_Link"><text:span text:style-name="Source_20_Text"><text:span text:style-name="T40">https://github.com/wald3r/cybersecurity_project</text:span></text:span></text:a></text:p>
      <text:p text:style-name="Standard"><text:span text:style-name="Source_20_Text"><text:span text:style-name="T40"/></text:span></text:p>
      <text:p text:style-name="Standard"><text:span text:style-name="Source_20_Text"><text:span text:style-name="T40">Installation:</text:span></text:span></text:p>
      <text:p text:style-name="Standard"><text:span text:style-name="Source_20_Text"><text:span text:style-name="T40">1) Clone git repository</text:span></text:span></text:p>
      <text:p text:style-name="Standard"><text:span text:style-name="Source_20_Text"><text:span text:style-name="T40"/></text:span></text:p>
      <text:p text:style-name="Standard"><text:span text:style-name="Source_20_Text"><text:span text:style-name="T40">1) Install nodejs</text:span></text:span></text:p>
      <text:p text:style-name="Standard"><text:span text:style-name="Source_20_Text"><text:span text:style-name="T5">2) </text:span></text:span><text:span text:style-name="Source_20_Text"><text:span text:style-name="T6">Change to /app</text:span></text:span></text:p>
      <text:p text:style-name="Standard"><text:span text:style-name="Source_20_Text"><text:span text:style-name="T5">3) </text:span></text:span><text:span text:style-name="Source_20_Text"><text:span text:style-name="T6">Execute „</text:span></text:span><text:span text:style-name="Source_20_Text"><text:span text:style-name="T5">npm </text:span></text:span><text:span text:style-name="Source_20_Text"><text:span text:style-name="T6">install“</text:span></text:span></text:p>
      <text:p text:style-name="Standard"><text:span text:style-name="Source_20_Text"><text:span text:style-name="T40">4) Execute „npm update“</text:span></text:span></text:p>
      <text:p text:style-name="Standard"><text:span text:style-name="Source_20_Text"><text:span text:style-name="T40">5) Execute „npm start“</text:span></text:span></text:p>
      <text:p text:style-name="Standard"><text:span text:style-name="Source_20_Text"><text:span text:style-name="T6">6) Call app via </text:span></text:span><text:a xlink:type="simple" xlink:href="http://localhost:3003/" text:style-name="Internet_20_link" text:visited-style-name="Visited_20_Internet_20_Link"><text:span text:style-name="Source_20_Text"><text:span text:style-name="T7">http://</text:span></text:span></text:a><text:a xlink:type="simple" xlink:href="http://localhost:3003/" text:style-name="Internet_20_link" text:visited-style-name="Visited_20_Internet_20_Link"><text:span text:style-name="Source_20_Text"><text:span text:style-name="T6">localhost:3003</text:span></text:span></text:a></text:p>
      <text:p text:style-name="Standard"><text:span text:style-name="Source_20_Text"><text:span text:style-name="T40">7) username: „test“ and password: „test“</text:span></text:span></text:p>
      <text:p text:style-name="P1"/>
      <text:p text:style-name="P1"><text:span text:style-name="T37">About the Application:</text:span> </text:p>
      <text:p text:style-name="P1">The <text:span text:style-name="T38">a</text:span>pplication is called SecureBox and is supposed to imitate Dropbox in a simple way. It is possible to upload/download files, <text:span text:style-name="T39">r</text:span>egister and login user, edit profiles and so…</text:p>
      <text:p text:style-name="P1">For the sake of security, I have removed the code with the upload function. </text:p>
      <text:p text:style-name="P1">In the repository, there can also be found screenshots, which provide solutions for the vulnerabilities. </text:p>
      <text:p text:style-name="P1"/>
      <text:p text:style-name="P1"/>
      <text:p text:style-name="Standard"><text:span text:style-name="Source_20_Text"><text:span text:style-name="T29">FLAW 1: </text:span></text:span><text:span text:style-name="Source_20_Text"><text:span text:style-name="T30">Brute-</text:span></text:span><text:span text:style-name="Source_20_Text"><text:span text:style-name="T31">for</text:span></text:span><text:span text:style-name="Source_20_Text"><text:span text:style-name="T30">ce </text:span></text:span><text:span text:style-name="Source_20_Text"><text:span text:style-name="T31">attack</text:span></text:span><text:span text:style-name="Source_20_Text"><text:span text:style-name="T30"> </text:span></text:span><text:span text:style-name="Source_20_Text"><text:span text:style-name="T31">(</text:span></text:span><text:span text:style-name="Source_20_Text"><text:span text:style-name="T30">A2</text:span></text:span><text:span text:style-name="Source_20_Text"><text:span text:style-name="T31">)</text:span></text:span></text:p>
      <text:p text:style-name="Standard"><text:span text:style-name="Source_20_Text"><text:span text:style-name="T32">The </text:span></text:span><text:span text:style-name="Source_20_Text"><text:span text:style-name="T33">a</text:span></text:span><text:span text:style-name="Source_20_Text"><text:span text:style-name="T32">pplication is vulnerable towards brute-</text:span></text:span><text:span text:style-name="Source_20_Text"><text:span text:style-name="T33">f</text:span></text:span><text:span text:style-name="Source_20_Text"><text:span text:style-name="T32">orce </text:span></text:span><text:span text:style-name="Source_20_Text"><text:span text:style-name="T33">attacks. When you intercept the login request with, for example, </text:span></text:span><text:span text:style-name="Source_20_Text"><text:span text:style-name="T34">the</text:span></text:span><text:span text:style-name="Source_20_Text"><text:span text:style-name="T33">ZAP-Tool from OWASP it is easy to figure out that for the user: „test“ the password is „test“.</text:span></text:span></text:p>
      <text:p text:style-name="Standard"><text:span text:style-name="Source_20_Text"><text:span text:style-name="T8">To secure the application there are several approaches possible offered by the nodejs community. So there is no need to invent something on your own. After trying several packets, the most simple and easiest is the „express-rate-limit“ </text:span></text:span><text:span text:style-name="Source_20_Text"><text:span text:style-name="T9">packet, </text:span></text:span><text:span text:style-name="Source_20_Text"><text:span text:style-name="T8">which does nothing else th</text:span></text:span><text:span text:style-name="Source_20_Text"><text:span text:style-name="T9">a</text:span></text:span><text:span text:style-name="Source_20_Text"><text:span text:style-name="T8">n limiting the </text:span></text:span><text:span text:style-name="Source_20_Text"><text:span text:style-name="T21">number</text:span></text:span><text:span text:style-name="Source_20_Text"><text:span text:style-name="T8"> of requests </text:span></text:span><text:span text:style-name="Source_20_Text"><text:span text:style-name="T9">per </text:span></text:span><text:span text:style-name="Source_20_Text"><text:span text:style-name="T22">ip</text:span></text:span><text:span text:style-name="Source_20_Text"><text:span text:style-name="T9"> </text:span></text:span><text:span text:style-name="Source_20_Text"><text:span text:style-name="T10">for a certain amount of time</text:span></text:span><text:span text:style-name="Source_20_Text"><text:span text:style-name="T8">. </text:span></text:span><text:span text:style-name="Source_20_Text"><text:span text:style-name="T9">So it is possible to limit requests in general per ip or for specific routes. Which means, that the address /</text:span></text:span><text:span text:style-name="Source_20_Text"><text:span text:style-name="T36">api</text:span></text:span><text:span text:style-name="Source_20_Text"><text:span text:style-name="T26">/login must get limited to fix this flaw. </text:span></text:span></text:p>
      <text:p text:style-name="Standard"><text:span text:style-name="Source_20_Text"><text:span text:style-name="T26">If we do this, we can also limit the requests for /</text:span></text:span><text:span text:style-name="Source_20_Text"><text:span text:style-name="T36">api</text:span></text:span><text:span text:style-name="Source_20_Text"><text:span text:style-name="T26">/registration to avoid that </text:span></text:span><text:span text:style-name="Source_20_Text"><text:span text:style-name="T27">people</text:span></text:span><text:span text:style-name="Source_20_Text"><text:span text:style-name="T26"> register too many user</text:span></text:span><text:span text:style-name="Source_20_Text"><text:span text:style-name="T28">s</text:span></text:span><text:span text:style-name="Source_20_Text"><text:span text:style-name="T26"> </text:span></text:span><text:span text:style-name="Source_20_Text"><text:span text:style-name="T27">in a row</text:span></text:span><text:span text:style-name="Source_20_Text"><text:span text:style-name="T26">. <text:s/></text:span></text:span></text:p>
      <text:p text:style-name="P1"/>
      <text:p text:style-name="Standard"><text:span text:style-name="Source_20_Text"><text:span text:style-name="T45">FLAW 2: Role Management - A5</text:span></text:span></text:p>
      <text:p text:style-name="Standard"><text:span text:style-name="Source_20_Text"><text:span text:style-name="T11">Currently, it is possible for every user </text:span></text:span><text:span text:style-name="Source_20_Text"><text:span text:style-name="T35">which is logged in</text:span></text:span><text:span text:style-name="Source_20_Text"><text:span text:style-name="T11">, for example, with user „test“ and pw „test“, that they can see the admin </text:span></text:span><text:span text:style-name="Source_20_Text"><text:span text:style-name="T22">area</text:span></text:span><text:span text:style-name="Source_20_Text"><text:span text:style-name="T11">. Reachable via „localhost:300</text:span></text:span><text:span text:style-name="Source_20_Text"><text:span text:style-name="T12">3</text:span></text:span><text:span text:style-name="Source_20_Text"><text:span text:style-name="T11">/admin“. The console contains information about all </text:span></text:span><text:span text:style-name="Source_20_Text"><text:span text:style-name="T22">registered</text:span></text:span><text:span text:style-name="Source_20_Text"><text:span text:style-name="T11"> user, so loads of private information which are not meant for everybody. <text:s/></text:span></text:span><text:span text:style-name="Source_20_Text"><text:span text:style-name="T13">To fix this vulnerability a proper user role management is needed. </text:span></text:span><text:span text:style-name="Source_20_Text"><text:span text:style-name="T14">A simple way to </text:span></text:span><text:span text:style-name="Source_20_Text"><text:span text:style-name="T22">do </text:span></text:span><text:span text:style-name="Source_20_Text"><text:span text:style-name="T14">this, </text:span></text:span><text:span text:style-name="Source_20_Text"><text:span text:style-name="T22">is </text:span></text:span><text:span text:style-name="Source_20_Text"><text:span text:style-name="T14">to add to the user model an extra field and always check for it in the frontend, whenever you want to access critical data. Although this can be easily disabled, so it is important to verify the role of the user in the backend. </text:span></text:span></text:p>
      <text:p text:style-name="P1"/>
      <text:p text:style-name="Standard"><text:span text:style-name="Source_20_Text"><text:span text:style-name="T1">FLAW </text:span></text:span><text:span text:style-name="Source_20_Text"><text:span text:style-name="T2">3</text:span></text:span><text:span text:style-name="Source_20_Text"><text:span text:style-name="T1">: </text:span></text:span><text:span text:style-name="Source_20_Text"><text:span text:style-name="T3">Encryption</text:span></text:span><text:span text:style-name="Source_20_Text"><text:span text:style-name="T2"> - A</text:span></text:span><text:span text:style-name="Source_20_Text"><text:span text:style-name="T3">3</text:span></text:span></text:p>
      <text:p text:style-name="Standard"><text:span text:style-name="Source_20_Text"><text:span text:style-name="T40">We know that this app is meant to be some sort of dropbox clone. So people will upload sooner or later files which contain confidential information. It is a necessity that the backend secures </text:span></text:span><text:span text:style-name="Source_20_Text"><text:span text:style-name="T42">such</text:span></text:span><text:span text:style-name="Source_20_Text"><text:span text:style-name="T40"> files with an encryption algorithm and only </text:span></text:span><text:span text:style-name="Source_20_Text"><text:span text:style-name="T42">the </text:span></text:span><text:span text:style-name="Source_20_Text"><text:span text:style-name="T40">user which have uploaded the file, </text:span></text:span><text:span text:style-name="Source_20_Text"><text:span text:style-name="T42">can</text:span></text:span><text:span text:style-name="Source_20_Text"><text:span text:style-name="T40"> decrypt it with a certain password. So the idea is to implement a symmetric cryptosystem. <text:s/></text:span></text:span></text:p>
      <text:p text:style-name="Standard"><text:soft-page-break/><text:span text:style-name="Source_20_Text"><text:span text:style-name="T15">The ‚crypto‘ </text:span></text:span><text:span text:style-name="Source_20_Text"><text:span text:style-name="T16">and ‚fs‘ </text:span></text:span><text:span text:style-name="Source_20_Text"><text:span text:style-name="T15">packet</text:span></text:span><text:span text:style-name="Source_20_Text"><text:span text:style-name="T16">s</text:span></text:span><text:span text:style-name="Source_20_Text"><text:span text:style-name="T15"> can be used to fix this flaw. </text:span></text:span><text:span text:style-name="Source_20_Text"><text:span text:style-name="T16">With the ‚fs‘ packet, it is possible to operate with files and create read and write streams. With such streams, we can encrypt/decrypt every single byte of a file. As encryption algorithm ‚crypto‘ offers a wide range of algorithms.</text:span></text:span><text:span text:style-name="Source_20_Text"><text:span text:style-name="T15"> </text:span></text:span><text:span text:style-name="Source_20_Text"><text:span text:style-name="T16">For testing, I used the „aes256“ - algorithm, which is the advanced encryption algorithm with a 256-bit key. To make sure that the password is always 256-</text:span></text:span><text:span text:style-name="Source_20_Text"><text:span text:style-name="T23">b</text:span></text:span><text:span text:style-name="Source_20_Text"><text:span text:style-name="T16">it long, a 256-bit hash creator will do the job. </text:span></text:span></text:p>
      <text:p text:style-name="Standard"><text:span text:style-name="Source_20_Text"><text:span text:style-name="T23">The o</text:span></text:span><text:span text:style-name="Source_20_Text"><text:span text:style-name="T17">nly problem with this solution is that the uploaded file has to be stored first unencrypted so that it is possible to create read and write streams. After encryption, the unencrypted file can be deleted. Which is the reason why there might be a security leak regarding the problem with data life time. The unencrypted file might be still somewhere for a certain amount of time. </text:span></text:span><text:span text:style-name="Source_20_Text"><text:span text:style-name="T16"><text:s/></text:span></text:span><text:span text:style-name="Source_20_Text"><text:span text:style-name="T17">Although after loads of research there are not many encryption/decryption examples for files found online. </text:span></text:span><text:span text:style-name="Source_20_Text"><text:span text:style-name="T24">So for now this solution has to be sufficient. </text:span></text:span></text:p>
      <text:p text:style-name="P1"/>
      <text:p text:style-name="Standard"><text:span text:style-name="Source_20_Text"><text:span text:style-name="T1">FLAW </text:span></text:span><text:span text:style-name="Source_20_Text"><text:span text:style-name="T2">4</text:span></text:span><text:span text:style-name="Source_20_Text"><text:span text:style-name="T1">: </text:span></text:span><text:span text:style-name="Source_20_Text"><text:span text:style-name="T3">Authenticat</text:span></text:span><text:span text:style-name="Source_20_Text"><text:span text:style-name="T2">ion - A</text:span></text:span><text:span text:style-name="Source_20_Text"><text:span text:style-name="T3">5</text:span></text:span></text:p>
      <text:p text:style-name="Standard"><text:span text:style-name="Source_20_Text"><text:span text:style-name="T18">Another problem with this application is that you can enter </text:span></text:span><text:span text:style-name="Source_20_Text"><text:span text:style-name="T19">some of </text:span></text:span><text:span text:style-name="Source_20_Text"><text:span text:style-name="T18">the </text:span></text:span><text:span text:style-name="Source_20_Text"><text:span text:style-name="T24">URLs</text:span></text:span><text:span text:style-name="Source_20_Text"><text:span text:style-name="T18"> directly and through </text:span></text:span><text:span text:style-name="Source_20_Text"><text:span text:style-name="T24">that,</text:span></text:span><text:span text:style-name="Source_20_Text"><text:span text:style-name="T18"> you can simply skip authentication. For example:</text:span></text:span></text:p>
      <text:p text:style-name="Standard"><text:a xlink:type="simple" xlink:href="http://localhost:3003/api/users" text:style-name="Internet_20_link" text:visited-style-name="Visited_20_Internet_20_Link"><text:span text:style-name="Source_20_Text"><text:span text:style-name="T40"/></text:span></text:a></text:p>
      <text:p text:style-name="Standard"><text:a xlink:type="simple" xlink:href="http://localhost:3003/api/users" text:style-name="Internet_20_link" text:visited-style-name="Visited_20_Internet_20_Link"><text:span text:style-name="Source_20_Text"><text:span text:style-name="T40">http://localhost:3003/api/users</text:span></text:span></text:a></text:p>
      <text:p text:style-name="Standard"><text:span text:style-name="Source_20_Text"><text:span text:style-name="T40"/></text:span></text:p>
      <text:p text:style-name="Standard"><text:span text:style-name="Source_20_Text"><text:span text:style-name="T46">api</text:span></text:span><text:span text:style-name="Source_20_Text"><text:span text:style-name="T47">/users</text:span></text:span><text:span text:style-name="Source_20_Text"><text:span text:style-name="T40"> is the backend and it</text:span></text:span><text:span text:style-name="Source_20_Text"><text:span text:style-name="T43">s</text:span></text:span><text:span text:style-name="Source_20_Text"><text:span text:style-name="T40"> response </text:span></text:span><text:span text:style-name="Source_20_Text"><text:span text:style-name="T43">contains</text:span></text:span><text:span text:style-name="Source_20_Text"><text:span text:style-name="T40"> all registered users. <text:s/></text:span></text:span></text:p>
      <text:p text:style-name="P1">Best way to fix this vulnerability is to generate a token, which gets transported from the frontend to the backend with every request. <text:span text:style-name="T48">T</text:span>he backend <text:span text:style-name="T48">then verifies every request</text:span>. If there is no token, no data gets transmitted to the frontend. Through this, it is possible to secure data from user<text:span text:style-name="T48">s </text:span>without authentication.</text:p>
      <text:p text:style-name="P1">A big problem is now, that it is highly <text:span text:style-name="T49">insecure</text:span> to transport the token via <text:span text:style-name="T49">HTTP</text:span> request<text:span text:style-name="T49">s</text:span>. To use solely <text:span text:style-name="T49">HTTPs</text:span> <text:span text:style-name="T49">would get </text:span>mandatory. Although to achieve this is a bit more complicated. An easy workaround is to deploy the app <text:span text:style-name="T49">only</text:span> to Heroku, which redirects everything from <text:span text:style-name="T49">HTTP</text:span> to <text:span text:style-name="T49">HTTP</text:span>s automatically.</text:p>
      <text:p text:style-name="P1"/>
      <text:p text:style-name="Standard"><text:span text:style-name="T41">The link </text:span><text:a xlink:type="simple" xlink:href="http://localhost:3003/api/files" text:style-name="Internet_20_link" text:visited-style-name="Visited_20_Internet_20_Link"><text:span text:style-name="T40">http://localhost:3003/api/files</text:span></text:a><text:span text:style-name="T40"> </text:span><text:span text:style-name="T41">can serve as an example for a secured request. </text:span></text:p>
      <text:p text:style-name="P1"/>
      <text:p text:style-name="Standard"><text:span text:style-name="Source_20_Text"><text:span text:style-name="T45">FLAW 5: Proper logging - A10</text:span></text:span></text:p>
      <text:p text:style-name="Standard"><text:span text:style-name="Source_20_Text"><text:span text:style-name="T40">A common pro</text:span></text:span><text:span text:style-name="Source_20_Text"><text:span text:style-name="T44">b</text:span></text:span><text:span text:style-name="Source_20_Text"><text:span text:style-name="T40">lem is insufficient logging. In this case, the application barely logs anything. There are a few lines of code where some sort of logging happens via „console.log(message)“ but nothing consistent, </text:span></text:span><text:span text:style-name="Source_20_Text"><text:span text:style-name="T44">which is </text:span></text:span><text:span text:style-name="Source_20_Text"><text:span text:style-name="T40">clear and easy to understand. With such kind of logging, it is easy to overlook attacks and flaws. </text:span></text:span></text:p>
      <text:p text:style-name="Standard"><text:span text:style-name="Source_20_Text"><text:span text:style-name="T40">Luckily nodejs offers many different kind</text:span></text:span><text:span text:style-name="Source_20_Text"><text:span text:style-name="T44">s</text:span></text:span><text:span text:style-name="Source_20_Text"><text:span text:style-name="T40"> of packets to implement a logger. So there is no need to build your own. For example, the „simple-node-logger“ is easy to use and to customize. </text:span></text:span></text:p>
      <text:p text:style-name="Standard"><text:span text:style-name="Source_20_Text"><text:span text:style-name="T20">To start it is wise to log all </text:span></text:span><text:span text:style-name="Source_20_Text"><text:span text:style-name="T25">HTTP</text:span></text:span><text:span text:style-name="Source_20_Text"><text:span text:style-name="T20"> requests, which the backend receives. More importantly every login attempt, to spot brute force attacks, and registrations. </text:span></text:span><text:span text:style-name="Source_20_Text"><text:span text:style-name="T25">A</text:span></text:span><text:span text:style-name="Source_20_Text"><text:span text:style-name="T20">ll database operations, no matter if the</text:span></text:span><text:span text:style-name="Source_20_Text"><text:span text:style-name="T18">y</text:span></text:span><text:span text:style-name="Source_20_Text"><text:span text:style-name="T20"> fail or not are important to get logged. Distribute the logger over the backend and fronte</text:span></text:span><text:span text:style-name="Source_20_Text"><text:span text:style-name="T25">n</text:span></text:span><text:span text:style-name="Source_20_Text"><text:span text:style-name="T20">d to achieve a consistent logging. </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Ubuntu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20:56:57.334291166</meta:creation-date>
    <dc:date>2019-12-23T14:20:49.528371140</dc:date>
    <meta:editing-duration>PT8H4M29S</meta:editing-duration>
    <meta:editing-cycles>32</meta:editing-cycles>
    <meta:generator>LibreOffice/6.0.7.3$Linux_X86_64 LibreOffice_project/00m0$Build-3</meta:generator>
    <meta:document-statistic meta:table-count="0" meta:image-count="0" meta:object-count="0" meta:page-count="2" meta:paragraph-count="35" meta:word-count="911" meta:character-count="5453" meta:non-whitespace-character-count="4558"/>
  </office:meta>
</office:document-meta>
</file>